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style:font-name="Times New Roman" fo:language="ru" fo:country="RU"/>
    </style:style>
    <style:style style:name="P4" style:family="paragraph" style:parent-style-name="Standard">
      <style:text-properties style:font-name="Times New Roman" fo:language="en" fo:country="US"/>
    </style:style>
    <style:style style:name="P5" style:family="paragraph" style:parent-style-name="Standard" style:list-style-name="L1">
      <style:text-properties style:font-name="Times New Roman"/>
    </style:style>
    <style:style style:name="P6" style:family="paragraph" style:parent-style-name="Standard" style:list-style-name="L1">
      <style:text-properties style:font-name="Times New Roman" fo:language="ru" fo:country="RU"/>
    </style:style>
    <style:style style:name="P7" style:family="paragraph" style:parent-style-name="Standard" style:list-style-name="L2">
      <style:text-properties style:font-name="Times New Roman" fo:language="ru" fo:country="RU"/>
    </style:style>
    <style:style style:name="P8" style:family="paragraph" style:parent-style-name="Standard" style:list-style-name="L1">
      <style:text-properties fo:color="#000000" style:font-name="Times New Roman" fo:language="ru" fo:country="RU"/>
    </style:style>
    <style:style style:name="P9" style:family="paragraph" style:parent-style-name="Text_20_body">
      <style:text-properties style:font-name="JetBrains Mono"/>
    </style:style>
    <style:style style:name="P10" style:family="paragraph" style:parent-style-name="Text_20_body">
      <style:paragraph-properties fo:margin-top="0cm" fo:margin-bottom="0.21cm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JetBrains Mono"/>
    </style:style>
    <style:style style:name="T5" style:family="text">
      <style:text-properties fo:color="#000000" fo:language="ru" fo:country="RU"/>
    </style:style>
    <style:style style:name="T6" style:family="text">
      <style:text-properties fo:color="#000000" style:font-name="Times New Roman"/>
    </style:style>
    <style:style style:name="T7" style:family="text">
      <style:text-properties fo:color="#000000" style:font-name="Times New Roman" fo:language="en" fo:country="US"/>
    </style:style>
    <style:style style:name="T8" style:family="text">
      <style:text-properties fo:language="en" fo:country="US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JetBrains Mon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9"># Описание окружения:</text:span><text:line-break/>Ubuntu 20.04 LTS (with desktop Gnome)<text:line-break/>Сборки JDK: oldJdk собран из HEAD = 81d2156fb19<text:line-break/>newJdk собран из HEAD = 73b45fb8990<text:line-break/></text:p>
      <text:p text:style-name="P10"><text:span text:style-name="T9"># Сценарий теста ReproducerTest:</text:span><text:line-break/>Тест написан с использованием TestNG.<text:line-break/>Тест запускается из исходника как jtreg <text:line-break/>jtreg -verbose:summary -testjdk:JetBrainsRuntime/build/linux-x86_64-normal-server-release/images/jdk -a /mnt/e/JtregTest/src/test/java/FocusSnatcherTest.java<text:line-break/><text:line-break/>1. создать сторонний процесс - редактор1<text:line-break/>2. на форме из WindowShowTest нажать кнопку (Open focused window)<text:line-break/>3. вернуться в редактор и начать печатать текст<text:line-break/>[<text:span text:style-name="T9">Ожидается</text:span>] Редактор1 не теряет фокус и далее позволяет вводить текст после появления стороннего окна. Окно не перекрывает редактор1<text:line-break/>[<text:span text:style-name="T9">Получено</text:span>] Ubuntu 20.04 LTS: фокус не теряется, на newjdk, но теряется на oldjdk<text:line-break/><text:line-break/><text:span text:style-name="T9"># Сценарий теста FocusedWindowsWithDiffTimeVisibleTests</text:span><text:line-break/>Тест написан с использованием TestNG.<text:line-break/>Тест запскается из исходника как jtreg <text:line-break/>jtreg -verbose:summary -testjdk:JetBrainsRuntime/build/linux-x86_64-normal-server-release/images/jdk -a /mnt/e/JtregTest/src/test/java/ReproducerWindowShowTest.java<text:line-break/><text:line-break/>1. Запускается редактор 1 (setAutoRequestFocus true)<text:line-break/>2. Редактор1 разворачивается на весь экран<text:line-break/>3. В редакторе 1 начинаем печатать текст<text:line-break/>4. Поднимается редактор2 (setAutoRequestFocus true и toFront())<text:line-break/>[<text:span text:style-name="T9">Ожидается</text:span>] Редактор1 теряет фокус и на передний план выходит редактор2<text:line-break/>[<text:span text:style-name="T9">Получено</text:span>] Ubuntu 20.04 LTS: newJdk не выводит новый редактор2 вперед, oldJdk выводит редактор2 вперед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02T14:33:20.31</meta:creation-date>
    <meta:editing-duration>PT21M17S</meta:editing-duration>
    <meta:editing-cycles>3</meta:editing-cycles>
    <meta:generator>OpenOffice/4.1.5$Win32 OpenOffice.org_project/415m1$Build-9789</meta:generator>
    <dc:date>2022-05-05T18:04:38.48</dc:date>
    <meta:document-statistic meta:table-count="0" meta:image-count="0" meta:object-count="0" meta:page-count="1" meta:paragraph-count="2" meta:word-count="168" meta:character-count="1460"/>
  </office:meta>
</office:document-meta>
</file>